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ainListManagementException.DomainListManagemen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ListManagementException.DomainListManagementException(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ListManagementException.DomainListManagementException( String message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ainListManagementException.DomainListManage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